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1" svg:font-family="Wingdings" style:font-charset="x-symbol"/>
    <style:font-face style:name="Arial1" svg:font-family="Arial"/>
    <style:font-face style:name="Lohit Hindi1" svg:font-family="'Lohit Hindi'"/>
    <style:font-face style:name="OpenSymbol" svg:font-family="OpenSymbol"/>
    <style:font-face style:name="Wingdings" svg:font-family="Wingdings"/>
    <style:font-face style:name="times new roman" svg:font-family="'times new roman', 'new york',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P1" style:family="paragraph" style:parent-style-name="Heading_20_2">
      <style:paragraph-properties fo:margin-left="1.397cm" fo:margin-right="0cm" fo:text-indent="-0.762cm" style:auto-text-indent="false"/>
      <style:text-properties officeooo:paragraph-rsid="00047599"/>
    </style:style>
    <style:style style:name="P2" style:family="paragraph" style:parent-style-name="Text_20_body">
      <style:paragraph-properties fo:margin-left="1.397cm" fo:margin-right="0cm" fo:text-indent="-0.762cm" style:auto-text-indent="false"/>
      <style:text-properties officeooo:paragraph-rsid="00047599"/>
    </style:style>
    <style:style style:name="P3" style:family="paragraph" style:parent-style-name="Text_20_body">
      <style:text-properties officeooo:paragraph-rsid="00047599"/>
    </style:style>
    <style:style style:name="P4" style:family="paragraph" style:parent-style-name="Text_20_body">
      <style:text-properties fo:color="#000000" style:font-name="times new roman" fo:font-size="12pt"/>
    </style:style>
    <style:style style:name="P5" style:family="paragraph" style:parent-style-name="Text_20_body">
      <style:text-properties fo:color="#000000" style:font-name="times new roman" fo:font-size="12pt" officeooo:rsid="00047599" officeooo:paragraph-rsid="00047599"/>
    </style:style>
    <style:style style:name="P6" style:family="paragraph" style:parent-style-name="Text_20_body">
      <style:text-properties officeooo:rsid="00047599" officeooo:paragraph-rsid="00047599"/>
    </style:style>
    <style:style style:name="P7" style:family="paragraph" style:parent-style-name="Text_20_body">
      <style:paragraph-properties fo:text-align="justify" style:justify-single-word="false"/>
      <style:text-properties fo:font-variant="normal" fo:text-transform="none" fo:color="#000000" style:text-line-through-style="none" style:font-name="Arial1" fo:font-size="11pt" fo:font-style="normal" style:text-underline-style="none" fo:font-weight="normal" officeooo:rsid="00047599" officeooo:paragraph-rsid="0004e279" style:text-blinking="false" fo:background-color="transparent"/>
    </style:style>
    <style:style style:name="P8" style:family="paragraph" style:parent-style-name="Text_20_body">
      <style:paragraph-properties fo:text-align="justify" style:justify-single-word="false"/>
      <style:text-properties fo:font-variant="normal" fo:text-transform="none" fo:color="#000000" style:text-line-through-style="none" style:text-underline-style="none" officeooo:paragraph-rsid="0004e279" style:text-blinking="false" fo:background-color="transparent"/>
    </style:style>
    <style:style style:name="P9" style:family="paragraph" style:parent-style-name="Text_20_body">
      <style:paragraph-properties fo:margin-left="0cm" fo:margin-right="0cm" fo:text-align="justify" style:justify-single-word="false" fo:text-indent="1.249cm" style:auto-text-indent="false"/>
      <style:text-properties officeooo:paragraph-rsid="00047599"/>
    </style:style>
    <style:style style:name="P10" style:family="paragraph" style:parent-style-name="Text_20_body">
      <style:paragraph-properties fo:margin-left="0cm" fo:margin-right="0cm" fo:text-indent="1.249cm" style:auto-text-indent="false"/>
      <style:text-properties officeooo:paragraph-rsid="00047599"/>
    </style:style>
    <style:style style:name="P11" style:family="paragraph" style:parent-style-name="Text_20_body">
      <style:paragraph-properties fo:margin-left="0cm" fo:margin-right="0cm" fo:text-align="justify" style:justify-single-word="false" fo:text-indent="0cm" style:auto-text-indent="false"/>
      <style:text-properties officeooo:paragraph-rsid="00047599"/>
    </style:style>
    <style:style style:name="P12" style:family="paragraph" style:parent-style-name="Text_20_body">
      <style:paragraph-properties fo:margin-left="0cm" fo:margin-right="0cm" fo:text-indent="0cm" style:auto-text-indent="false"/>
      <style:text-properties officeooo:paragraph-rsid="00047599"/>
    </style:style>
    <style:style style:name="P13" style:family="paragraph" style:parent-style-name="Text_20_body">
      <style:paragraph-properties fo:margin-left="1.259cm" fo:margin-right="0cm" fo:margin-top="0cm" fo:margin-bottom="0.106cm" fo:text-align="justify" style:justify-single-word="false" fo:text-indent="-0.63cm" style:auto-text-indent="false"/>
      <style:text-properties officeooo:paragraph-rsid="00047599"/>
    </style:style>
    <style:style style:name="P14" style:family="paragraph" style:parent-style-name="Text_20_body">
      <style:paragraph-properties fo:break-before="page"/>
      <style:text-properties officeooo:paragraph-rsid="00047599"/>
    </style:style>
    <style:style style:name="P15" style:family="paragraph" style:parent-style-name="Standard">
      <style:paragraph-properties fo:break-before="page"/>
      <style:text-properties officeooo:rsid="00047599" officeooo:paragraph-rsid="00047599"/>
    </style:style>
    <style:style style:name="P16" style:family="paragraph" style:parent-style-name="Text_20_body">
      <style:paragraph-properties fo:margin-left="0cm" fo:margin-right="0cm" fo:text-indent="0.635cm" style:auto-text-indent="false"/>
      <style:text-properties fo:color="#000000" style:font-name="times new roman" fo:font-size="12pt"/>
    </style:style>
    <style:style style:name="P17" style:family="paragraph" style:parent-style-name="Text_20_body">
      <style:paragraph-properties fo:margin-top="0cm" fo:margin-bottom="0cm"/>
      <style:text-properties fo:color="#000000"/>
    </style:style>
    <style:style style:name="P18" style:family="paragraph" style:parent-style-name="Text_20_body">
      <style:paragraph-properties fo:margin-top="0cm" fo:margin-bottom="0cm"/>
      <style:text-properties fo:color="#000000" style:font-name="times new roman" fo:font-size="12pt"/>
    </style:style>
    <style:style style:name="P19" style:family="paragraph" style:parent-style-name="Text_20_body">
      <style:paragraph-properties fo:margin-left="1.328cm" fo:margin-right="0cm" fo:text-align="justify" style:justify-single-word="false" fo:text-indent="0cm" style:auto-text-indent="false"/>
      <style:text-properties fo:color="#000000" style:font-name="times new roman" fo:font-size="12pt"/>
    </style:style>
    <style:style style:name="P20" style:family="paragraph" style:parent-style-name="Text_20_body">
      <style:paragraph-properties fo:margin-left="1.27cm" fo:margin-right="0cm" fo:text-indent="0cm" style:auto-text-indent="false"/>
      <style:text-properties fo:color="#000000" style:font-name="times new roman" fo:font-size="12pt"/>
    </style:style>
    <style:style style:name="P21" style:family="paragraph" style:parent-style-name="Text_20_body">
      <style:paragraph-properties fo:margin-left="2.54cm" fo:margin-right="0cm" fo:text-indent="0cm" style:auto-text-indent="false"/>
      <style:text-properties fo:color="#000000" style:font-name="times new roman" fo:font-size="12pt"/>
    </style:style>
    <style:style style:name="P22" style:family="paragraph" style:parent-style-name="Text_20_body">
      <style:paragraph-properties fo:margin-left="1.905cm" fo:margin-right="0cm" fo:text-indent="0cm" style:auto-text-indent="false"/>
      <style:text-properties fo:color="#000000" style:font-name="times new roman" fo:font-size="12pt"/>
    </style:style>
    <style:style style:name="P23" style:family="paragraph" style:parent-style-name="Text_20_body">
      <style:paragraph-properties fo:margin-left="3.81cm" fo:margin-right="0cm" fo:text-indent="0cm" style:auto-text-indent="false"/>
      <style:text-properties fo:color="#000000" style:font-name="times new roman" fo:font-size="12pt"/>
    </style:style>
    <style:style style:name="P24" style:family="paragraph" style:parent-style-name="Text_20_body">
      <style:paragraph-properties fo:margin-left="0cm" fo:margin-right="0cm" fo:margin-top="0cm" fo:margin-bottom="0cm" fo:text-align="justify" style:justify-single-word="false" fo:text-indent="1.27cm" style:auto-text-indent="false"/>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P25" style:family="paragraph" style:parent-style-name="Standard">
      <style:text-properties officeooo:rsid="000b417d" officeooo:paragraph-rsid="0004e279"/>
    </style:style>
    <style:style style:name="P26" style:family="paragraph" style:parent-style-name="Standard">
      <style:paragraph-properties fo:text-align="justify" style:justify-single-word="false"/>
      <style:text-properties officeooo:rsid="000b417d" officeooo:paragraph-rsid="0004e279"/>
    </style:style>
    <style:style style:name="P27" style:family="paragraph" style:parent-style-name="Standard">
      <style:text-properties fo:font-weight="bold" officeooo:rsid="00080124" officeooo:paragraph-rsid="0004e279" style:font-weight-asian="bold" style:font-weight-complex="bold"/>
    </style:style>
    <style:style style:name="P28" style:family="paragraph" style:parent-style-name="Standard">
      <style:text-properties officeooo:rsid="00080124" officeooo:paragraph-rsid="0004e279"/>
    </style:style>
    <style:style style:name="P29" style:family="paragraph" style:parent-style-name="Standard">
      <style:text-properties officeooo:rsid="00095c6b" officeooo:paragraph-rsid="0004e279"/>
    </style:style>
    <style:style style:name="P30" style:family="paragraph" style:parent-style-name="Standard">
      <style:text-properties officeooo:rsid="000d3306" officeooo:paragraph-rsid="0004e279"/>
    </style:style>
    <style:style style:name="P31" style:family="paragraph" style:parent-style-name="Standard">
      <style:paragraph-properties fo:text-align="justify" style:justify-single-word="false"/>
      <style:text-properties officeooo:rsid="000d3306" officeooo:paragraph-rsid="0004e279"/>
    </style:style>
    <style:style style:name="P32" style:family="paragraph" style:parent-style-name="Standard">
      <style:text-properties officeooo:paragraph-rsid="0004e279"/>
    </style:style>
    <style:style style:name="P33" style:family="paragraph" style:parent-style-name="Standard">
      <style:paragraph-properties fo:text-align="justify" style:justify-single-word="false"/>
      <style:text-properties officeooo:rsid="000fccca" officeooo:paragraph-rsid="0004e279"/>
    </style:style>
    <style:style style:name="P34" style:family="paragraph" style:parent-style-name="Standard">
      <style:paragraph-properties fo:text-align="justify" style:justify-single-word="false"/>
      <style:text-properties officeooo:rsid="000fccca" officeooo:paragraph-rsid="00065ba4"/>
    </style:style>
    <style:style style:name="P35" style:family="paragraph" style:parent-style-name="Standard">
      <style:text-properties officeooo:rsid="00047599" officeooo:paragraph-rsid="00047599"/>
    </style:style>
    <style:style style:name="P36" style:family="paragraph" style:parent-style-name="Standard">
      <style:text-properties officeooo:rsid="00047599" officeooo:paragraph-rsid="0004e279"/>
    </style:style>
    <style:style style:name="P37" style:family="paragraph" style:parent-style-name="Standard">
      <style:paragraph-properties fo:text-align="justify" style:justify-single-word="false"/>
      <style:text-properties officeooo:rsid="0004e279" officeooo:paragraph-rsid="0004e279"/>
    </style:style>
    <style:style style:name="P38" style:family="paragraph" style:parent-style-name="Standard">
      <style:paragraph-properties fo:text-align="justify" style:justify-single-word="false"/>
      <style:text-properties officeooo:rsid="0004e279" officeooo:paragraph-rsid="00065ba4"/>
    </style:style>
    <style:style style:name="P39" style:family="paragraph" style:parent-style-name="Heading_20_1">
      <style:paragraph-properties fo:padding-left="0cm" fo:padding-right="0cm" fo:padding-top="0cm" fo:padding-bottom="0.049cm" fo:border-left="none" fo:border-right="none" fo:border-top="none" fo:border-bottom="0.035cm solid #1f497d"/>
      <style:text-properties officeooo:paragraph-rsid="00047599"/>
    </style:style>
    <style:style style:name="P40" style:family="paragraph" style:parent-style-name="Heading_20_3">
      <style:paragraph-properties fo:margin-left="3.175cm" fo:margin-right="0cm" fo:text-indent="-1.27cm" style:auto-text-indent="false"/>
      <style:text-properties officeooo:paragraph-rsid="00047599"/>
    </style:style>
    <style:style style:name="P41" style:family="paragraph" style:parent-style-name="Standard" style:list-style-name="L1">
      <style:text-properties officeooo:paragraph-rsid="0004e279"/>
    </style:style>
    <style:style style:name="P42" style:family="paragraph" style:parent-style-name="Standard">
      <style:text-properties officeooo:rsid="00080124" officeooo:paragraph-rsid="0004e279"/>
    </style:style>
    <style:style style:name="P43" style:family="paragraph" style:parent-style-name="Text_20_body">
      <style:text-properties officeooo:paragraph-rsid="00080d13"/>
    </style:style>
    <style:style style:name="P44" style:family="paragraph" style:parent-style-name="Text_20_body">
      <style:text-properties fo:font-variant="normal" fo:text-transform="none" fo:color="#000000" style:text-line-through-style="none" style:font-name="Arial1" fo:font-size="12pt" fo:font-style="normal" style:text-underline-style="none" fo:font-weight="bold" officeooo:rsid="00161d87" officeooo:paragraph-rsid="0004e279" style:text-blinking="false" fo:background-color="transparent" style:font-size-asian="10.5pt" style:font-size-complex="12pt"/>
    </style:style>
    <style:style style:name="P45" style:family="paragraph" style:parent-style-name="Text_20_body" style:list-style-name="">
      <style:paragraph-properties fo:text-align="justify" style:justify-single-word="false"/>
      <style:text-properties fo:font-variant="normal" fo:text-transform="none" fo:color="#000000" style:text-line-through-style="none" style:font-name="Arial" fo:font-size="11pt" fo:font-style="normal" style:text-underline-style="none" fo:font-weight="normal" officeooo:paragraph-rsid="0004e279" style:text-blinking="false" fo:background-color="transparent" style:font-size-asian="11pt" style:font-size-complex="11pt"/>
    </style:style>
    <style:style style:name="P46" style:family="paragraph" style:parent-style-name="Text_20_body">
      <style:paragraph-properties fo:text-align="justify" style:justify-single-word="false"/>
      <style:text-properties style:font-name="Arial" fo:font-size="11pt" officeooo:paragraph-rsid="0004e279" fo:background-color="transparent" style:font-size-asian="11pt" style:font-size-complex="11pt"/>
    </style:style>
    <style:style style:name="P47" style:family="paragraph" style:parent-style-name="Text_20_body" style:list-style-name="L2">
      <style:paragraph-properties fo:margin-top="0cm" fo:margin-bottom="0cm" fo:text-align="justify" style:justify-single-word="false"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P48" style:family="paragraph" style:parent-style-name="Text_20_body" style:list-style-name="L3">
      <style:paragraph-properties fo:margin-top="0cm" fo:margin-bottom="0cm"/>
      <style:text-properties officeooo:paragraph-rsid="00080d13"/>
    </style:style>
    <style:style style:name="P49" style:family="paragraph" style:parent-style-name="Text_20_body" style:list-style-name="L3">
      <style:paragraph-properties fo:margin-top="0cm" fo:margin-bottom="0cm"/>
      <style:text-properties fo:font-style="normal" officeooo:paragraph-rsid="00080d13" style:font-style-asian="normal" style:font-style-complex="normal"/>
    </style:style>
    <style:style style:name="P50" style:family="paragraph" style:parent-style-name="Text_20_body">
      <style:paragraph-properties fo:margin-top="0cm" fo:margin-bottom="0cm"/>
      <style:text-properties fo:font-style="normal" style:text-underline-style="solid" style:text-underline-width="auto" style:text-underline-color="font-color" fo:font-weight="bold" officeooo:paragraph-rsid="00080d13" style:font-style-asian="normal" style:font-style-complex="normal"/>
    </style:style>
    <style:style style:name="P51" style:family="paragraph" style:parent-style-name="Text_20_body">
      <style:paragraph-properties fo:margin-top="0cm" fo:margin-bottom="0cm"/>
      <style:text-properties officeooo:paragraph-rsid="00080d13"/>
    </style:style>
    <style:style style:name="P52" style:family="paragraph" style:parent-style-name="Text_20_body" style:list-style-name="L2">
      <style:paragraph-properties fo:text-align="justify" style:justify-single-word="false"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P53" style:family="paragraph" style:parent-style-name="Text_20_body">
      <style:paragraph-properties fo:margin-left="0cm" fo:margin-right="0cm" fo:text-align="justify" style:justify-single-word="false" fo:text-indent="0cm" style:auto-text-indent="false"/>
      <style:text-properties officeooo:paragraph-rsid="00080d13"/>
    </style:style>
    <style:style style:name="P54" style:family="paragraph" style:parent-style-name="Text_20_body">
      <style:paragraph-properties fo:margin-left="0cm" fo:margin-right="0cm" fo:text-align="justify" style:justify-single-word="false" fo:text-indent="0cm" style:auto-text-indent="false"/>
      <style:text-properties fo:font-style="normal" style:text-underline-style="solid" style:text-underline-width="auto" style:text-underline-color="font-color" fo:font-weight="bold" officeooo:paragraph-rsid="00080d13" style:font-style-asian="normal" style:font-style-complex="normal"/>
    </style:style>
    <style:style style:name="P55"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fo:font-weight="bold" officeooo:paragraph-rsid="00080d13" style:font-style-asian="normal" style:font-style-complex="normal"/>
    </style:style>
    <style:style style:name="P56" style:family="paragraph" style:parent-style-name="Text_20_body">
      <style:paragraph-properties fo:margin-left="0cm" fo:margin-right="0cm" fo:margin-top="0cm" fo:margin-bottom="0cm" fo:text-indent="0cm" style:auto-text-indent="false"/>
      <style:text-properties style:text-underline-style="solid" style:text-underline-width="auto" style:text-underline-color="font-color" fo:font-weight="bold" officeooo:paragraph-rsid="00080d13" style:font-weight-asian="bold" style:font-weight-complex="bold"/>
    </style:style>
    <style:style style:name="P57" style:family="paragraph" style:parent-style-name="Text_20_body">
      <style:paragraph-properties fo:margin-left="0cm" fo:margin-right="0cm" fo:margin-top="0cm" fo:margin-bottom="0cm" fo:text-indent="0cm" style:auto-text-indent="false"/>
      <style:text-properties officeooo:paragraph-rsid="00080d13"/>
    </style:style>
    <style:style style:name="P58" style:family="paragraph" style:parent-style-name="Text_20_body" style:list-style-name="L3">
      <style:paragraph-properties fo:margin-left="1.27cm" fo:margin-right="0cm" fo:margin-top="0cm" fo:margin-bottom="0cm" fo:text-indent="0cm" style:auto-text-indent="false"/>
      <style:text-properties officeooo:paragraph-rsid="00080d13"/>
    </style:style>
    <style:style style:name="P59" style:family="paragraph" style:parent-style-name="Text_20_body" style:list-style-name="">
      <style:paragraph-properties fo:margin-left="1.397cm" fo:margin-right="0cm" fo:text-indent="-0.762cm" style:auto-text-indent="false"/>
      <style:text-properties officeooo:paragraph-rsid="0008ca8b"/>
    </style:style>
    <style:style style:name="P60" style:family="paragraph" style:parent-style-name="Text_20_body" style:list-style-name="">
      <style:paragraph-properties fo:margin-left="1.397cm" fo:margin-right="0cm" fo:text-indent="-0.762cm" style:auto-text-indent="false"/>
      <style:text-properties officeooo:paragraph-rsid="000a92ae"/>
    </style:style>
    <style:style style:name="P61" style:family="paragraph" style:parent-style-name="Heading_20_1" style:list-style-name=""/>
    <style:style style:name="P62" style:family="paragraph" style:parent-style-name="Heading_20_1" style:list-style-name="">
      <style:paragraph-properties fo:padding-left="0cm" fo:padding-right="0cm" fo:padding-top="0cm" fo:padding-bottom="0.049cm" fo:border-left="none" fo:border-right="none" fo:border-top="none" fo:border-bottom="0.035cm solid #1f497d"/>
      <style:text-properties officeooo:paragraph-rsid="00047599"/>
    </style:style>
    <style:style style:name="P63" style:family="paragraph" style:parent-style-name="Heading_20_2">
      <style:text-properties officeooo:paragraph-rsid="00080d13"/>
    </style:style>
    <style:style style:name="P64" style:family="paragraph" style:parent-style-name="Heading_20_2">
      <style:paragraph-properties fo:margin-left="1.397cm" fo:margin-right="0cm" fo:text-indent="-0.762cm" style:auto-text-indent="false"/>
      <style:text-properties officeooo:paragraph-rsid="00047599"/>
    </style:style>
    <style:style style:name="P65" style:family="paragraph" style:parent-style-name="Heading_20_2" style:list-style-name="">
      <style:paragraph-properties fo:margin-left="1.397cm" fo:margin-right="0cm" fo:text-indent="-0.762cm" style:auto-text-indent="false"/>
      <style:text-properties officeooo:paragraph-rsid="00047599"/>
    </style:style>
    <style:style style:name="P66" style:family="paragraph" style:parent-style-name="Heading_20_2" style:list-style-name="">
      <style:paragraph-properties fo:margin-left="1.397cm" fo:margin-right="0cm" fo:text-indent="-0.762cm" style:auto-text-indent="false"/>
      <style:text-properties officeooo:paragraph-rsid="0008ca8b"/>
    </style:style>
    <style:style style:name="T1" style:family="text">
      <style:text-properties officeooo:rsid="00047599"/>
    </style:style>
    <style:style style:name="T2" style:family="text">
      <style:text-properties fo:font-variant="normal" fo:text-transform="none"/>
    </style:style>
    <style:style style:name="T3" style:family="text">
      <style:text-properties fo:font-variant="normal" fo:text-transform="none" style:font-name="Wingdings1"/>
    </style:style>
    <style:style style:name="T4" style:family="text">
      <style:text-properties fo:font-variant="normal" fo:text-transform="none" officeooo:rsid="00047599"/>
    </style:style>
    <style:style style:name="T5" style:family="text">
      <style:text-properties fo:font-variant="normal" fo:text-transform="none" style:font-name="Wingdings"/>
    </style:style>
    <style:style style:name="T6" style:family="text">
      <style:text-properties fo:font-variant="normal" fo:text-transform="none" officeooo:rsid="0004e279"/>
    </style:style>
    <style:style style:name="T7" style:family="text">
      <style:text-properties fo:font-variant="normal" fo:text-transform="none" fo:color="#000000" style:text-line-through-style="none" fo:font-style="normal" style:text-underline-style="none" fo:font-weight="normal" style:text-blinking="false"/>
    </style:style>
    <style:style style:name="T8" style:family="text">
      <style:text-properties fo:font-variant="normal" fo:text-transform="none" fo:color="#000000" style:text-line-through-style="none" fo:font-style="normal" style:text-underline-style="none" fo:font-weight="normal" officeooo:rsid="00161d87" style:text-blinking="false"/>
    </style:style>
    <style:style style:name="T9" style:family="text">
      <style:text-properties fo:font-variant="normal" fo:text-transform="none" fo:color="#000000" style:text-line-through-style="none" style:text-underline-style="none" style:text-blinking="false"/>
    </style:style>
    <style:style style:name="T10" style:family="text">
      <style:text-properties fo:font-variant="normal" fo:text-transform="none" officeooo:rsid="000c7424"/>
    </style:style>
    <style:style style:name="T11" style:family="text">
      <style:text-properties style:font-name="Wingdings1"/>
    </style:style>
    <style:style style:name="T12" style:family="text">
      <style:text-properties fo:font-weight="bold"/>
    </style:style>
    <style:style style:name="T13" style:family="text">
      <style:text-properties fo:font-style="italic" fo:font-weight="bold"/>
    </style:style>
    <style:style style:name="T14" style:family="text">
      <style:text-properties style:font-name="Wingdings"/>
    </style:style>
    <style:style style:name="T15" style:family="text">
      <style:text-properties officeooo:rsid="00080124"/>
    </style:style>
    <style:style style:name="T16" style:family="text">
      <style:text-properties officeooo:rsid="00069124"/>
    </style:style>
    <style:style style:name="T17" style:family="text">
      <style:text-properties officeooo:rsid="00095c6b"/>
    </style:style>
    <style:style style:name="T18" style:family="text">
      <style:text-properties officeooo:rsid="000d3306"/>
    </style:style>
    <style:style style:name="T19" style:family="text">
      <style:text-properties officeooo:rsid="000fccca"/>
    </style:style>
    <style:style style:name="T20" style:family="text">
      <style:text-properties officeooo:rsid="000e90ad"/>
    </style:style>
    <style:style style:name="T21" style:family="text">
      <style:text-properties officeooo:rsid="0010f2ec"/>
    </style:style>
    <style:style style:name="T22" style:family="text">
      <style:text-properties officeooo:rsid="001111e6"/>
    </style:style>
    <style:style style:name="T23" style:family="text">
      <style:text-properties officeooo:rsid="0004e279"/>
    </style:style>
    <style:style style:name="T24" style:family="text">
      <style:text-properties officeooo:rsid="00161d87"/>
    </style:style>
    <style:style style:name="T25" style:family="text">
      <style:text-properties officeooo:rsid="00055c65"/>
    </style:style>
    <style:style style:name="T26" style:family="text">
      <style:text-properties officeooo:rsid="00065ba4"/>
    </style:style>
    <style:style style:name="T27" style:family="text">
      <style:text-properties officeooo:rsid="0007edf0"/>
    </style:style>
    <style:style style:name="T28" style:family="text">
      <style:text-properties officeooo:rsid="00080d13"/>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officeooo:rsid="0008ca8b"/>
    </style:style>
    <style:style style:name="T32" style:family="text">
      <style:text-properties officeooo:rsid="000a92a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age de garde : je la récupérerai quand le modèle sera fini</text:p>
      <text:p text:style-name="P35"/>
      <text:p text:style-name="P15">sommaire : idem page de garde</text:p>
      <text:p text:style-name="P35"/>
      <text:p text:style-name="P35"/>
      <text:p text:style-name="P14"/>
      <text:p text:style-name="P3"/>
      <text:h text:style-name="P39" text:outline-level="1"><text:bookmark text:name="_Toc281986262"/>1.<text:span text:style-name="T2">    </text:span>Introduction</text:h>
      <text:p text:style-name="P3"> </text:p>
      <text:h text:style-name="P1" text:outline-level="2"><text:bookmark text:name="_Toc281986263"/>1.1.<text:span text:style-name="T2"> </text:span>Présentation du projet</text:h>
      <text:h text:style-name="P40" text:outline-level="3"><text:bookmark text:name="_Toc281986264"/>1.1.1<text:span text:style-name="T2">       </text:span>Objectifs</text:h>
      <text:p text:style-name="P10">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10"> </text:p>
      <text:h text:style-name="P40" text:outline-level="3"><text:bookmark text:name="_Toc281986265"/>1.1.2<text:span text:style-name="T2">       </text:span>Contexte</text:h>
      <text:p text:style-name="P10">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p text:style-name="P10"> </text:p>
      <text:h text:style-name="P1" text:outline-level="2"><text:bookmark text:name="_Toc281986266"/>1.2.<text:span text:style-name="T2"> </text:span>Présentation du document</text:h>
      <text:p text:style-name="P3">                </text:p>
      <text:p text:style-name="P12">                Ce document (« PAQ ») énonce les modes opératoires, les ressources et la séquence des activités liées à la qualité se rapportant au projet « GSTP ».</text:p>
      <text:p text:style-name="P12">D’une manière détaillée, on va insiste sur les points suivante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et aussi les outils utilisés durant le projet. </text:p>
      <text:p text:style-name="P11">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9">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text:soft-page-break/>client d’une mise en œuvre et d’une efficacité qui va donner au projet la qualité requise. Le client pourra ainsi observer la façon avec laquelle les documents ont été élaborés. </text:p>
      <text:p text:style-name="P9"> </text:p>
      <text:h text:style-name="P1" text:outline-level="2"><text:bookmark text:name="_Toc281986267"/>1.3.<text:span text:style-name="T2"> </text:span>Document applicables/Documents de référence</text:h>
      <text:p text:style-name="P11">                Les documents de référence pour le document ci-présent sont les suivants :</text:p>
      <text:p text:style-name="P13">-<text:span text:style-name="T2">          </text:span>« exemple-PAQ-cnrs.doc »</text:p>
      <text:p text:style-name="P13">-<text:span text:style-name="T2">          </text:span>« Plan-type de PAQP version 2002.doc »</text:p>
      <text:p text:style-name="P13">-<text:span text:style-name="T2">          </text:span>Plan-type «dossier de gestion de la documentation » </text:p>
      <text:p text:style-name="P13">-<text:span text:style-name="T2">          </text:span>« Gestion de la documentation des projets informatiques » proposé par le CNRS (cf. site web du CNRS).</text:p>
      <text:p text:style-name="P13">-<text:span text:style-name="T2">          </text:span>Autres documents disponible sur le serveur //servif-baie.</text:p>
      <text:p text:style-name="P13">-<text:span text:style-name="T2">          </text:span>Cours de Qualité Logicielle 4IF</text:p>
      <text:p text:style-name="P3"> </text:p>
      <text:h text:style-name="P1" text:outline-level="2">1.4.<text:span text:style-name="T2"> </text:span>          <text:bookmark text:name="_Toc281986268"/>Terminologie et Abréviations</text:h>
      <text:p text:style-name="P3"><text:span text:style-name="T11">§</text:span><text:span text:style-name="T3">  </text:span><text:span text:style-name="T12">PAQ : </text:span>Plan Assurance Qualité</text:p>
      <text:p text:style-name="P3"><text:span text:style-name="T11">§</text:span><text:span text:style-name="T3">  </text:span><text:span text:style-name="T12">Equipe</text:span> : On appelle « Equipe » l’hexanôme 4312, la maîtrise d’œuvre dans le cadre de l’appel d’offre « GSTP ».</text:p>
      <text:p text:style-name="P3"><text:span text:style-name="T11">§</text:span><text:span text:style-name="T3">  </text:span><text:span text:style-name="T12">Projet</text:span> : On appelle « Projet », l’étude réalisé par l’hexanôme 4312 pour l’entreprise « GSTP».</text:p>
      <text:p text:style-name="P3"><text:span text:style-name="T11">§</text:span><text:span text:style-name="T3">  </text:span>Pour une liste complète des termes et abréviations, consultez le document « Glossaire » ( Réf  LIV_Glossaire).</text:p>
      <text:p text:style-name="P3"><text:span text:style-name="T11">§</text:span><text:span text:style-name="T3">  </text:span> </text:p>
      <text:p text:style-name="P3"> </text:p>
      <text:h text:style-name="P62" text:outline-level="1"><text:bookmark text:name="_Toc281986269"/>2.<text:span text:style-name="T2">    </text:span>Gestion de la documentation</text:h>
      <text:h text:style-name="P66" text:outline-level="2"><text:span text:style-name="T31">2.1. Outils de production de la documentation</text:span></text:h>
      <text:p text:style-name="P59"><text:span text:style-name="T31">Nous utiliserons OpenOffice.org pour rédiger tous nos rapports.</text:span></text:p>
      <text:p text:style-name="P60"><text:span text:style-name="T32">Une fois finalisé, un document est exporté dans le format PDF.</text:span></text:p>
      <text:h text:style-name="P65" text:outline-level="2">2.<text:span text:style-name="T31">2</text:span>.<text:span text:style-name="T2"> </text:span>Gestion de versions-révisions</text:h>
      <text:p text:style-name="P2"/>
      <text:p text:style-name="P3"><text:tab/><text:span text:style-name="T1">Nous utiliserons le système de gestion de versions GIT. Tous les documents seront donc sauvegardés en ligne sur le site github.com.</text:span></text:p>
      <text:p text:style-name="P6"><text:tab/>Grâce à cela, nous pourrons partager facilement les documents, nous pourrons gérer facilement <text:soft-page-break/>les conflits en cas de modification d'un même document par plusieurs personnes (GIT fusionne les deux documents tout seul si les modifications sont sur des lignes différentes (il faut donc bien refaire un contrôle cohérence lorsque l'on voit que GIT a fusionné automatiquement).</text:p>
      <text:p text:style-name="P3"><text:span text:style-name="T1"><text:tab/>De plus, GIT nous permettra de gérer les versions-révisions de nos documents. En effet, à chaque fois que l'on mais à jour nos documents, GIT enregistre les modifications effectuées : numéro </text:span><text:span text:style-name="T1">des lignes supprimées, ajoutées, modifiées et leur contenu. Il peut ainsi facilement revenir à une version </text:span><text:span text:style-name="T1">antérieure en cas de problème.</text:span></text:p>
      <text:p text:style-name="P3"/>
      <text:h text:style-name="P1" text:outline-level="2"><text:span text:style-name="T1">2.</text:span><text:span text:style-name="T31">3</text:span><text:span text:style-name="T1">.</text:span><text:span text:style-name="T4"> </text:span><text:span text:style-name="T6">Règle</text:span><text:span text:style-name="T10">s</text:span><text:span text:style-name="T6"> d'identification des documents</text:span></text:h>
      <text:p text:style-name="P35"/>
      <text:p text:style-name="P5">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p>
      <text:p text:style-name="P16">NomDuProjet/NatureDuDocument/XXX_YYY_ZZZ.VVV</text:p>
      <text:p text:style-name="P17"> </text:p>
      <text:p text:style-name="P18">Voici la description de chaque champ :</text:p>
      <text:p text:style-name="P19">-<text:span text:style-name="T2">          </text:span><text:span text:style-name="T13">NomDuProjet :</text:span> Représente le nom du projet, est fixe pour tous les documents produits dans le projet « GSTP » et vaut <text:span text:style-name="T12">GSTP.</text:span></text:p>
      <text:p text:style-name="P20">-<text:span text:style-name="T2">          </text:span><text:span text:style-name="T13">NatureDuDocument : </text:span><text:line-break/>Représente la nature du document, sur deux caractères en majuscules.</text:p>
      <text:p text:style-name="P21"><text:span text:style-name="T14">§</text:span><text:span text:style-name="T5">  </text:span><text:span text:style-name="T12">GE</text:span> :       Document concernant la Gestion</text:p>
      <text:p text:style-name="P21"><text:span text:style-name="T14">§</text:span><text:span text:style-name="T5">  </text:span><text:span text:style-name="T12">QU</text:span> :      Document concernant la Qualité</text:p>
      <text:p text:style-name="P21"><text:span text:style-name="T14">§</text:span><text:span text:style-name="T5">  </text:span><text:span text:style-name="T12">LV </text:span>:        Livrables finalisés </text:p>
      <text:p text:style-name="P22">Documents de développement</text:p>
      <text:p text:style-name="P21"><text:span text:style-name="T14">§</text:span><text:span text:style-name="T5">  </text:span><text:span text:style-name="T12">EB </text:span>:        Expression des besoins</text:p>
      <text:p text:style-name="P21"><text:span text:style-name="T14">§</text:span><text:span text:style-name="T5">  </text:span><text:span text:style-name="T12">CS</text:span> :        Construction des solutions</text:p>
      <text:p text:style-name="P21"><text:span text:style-name="T14">§</text:span><text:span text:style-name="T5">  </text:span><text:span text:style-name="T12">EV </text:span>:       Evaluation – dossier choix</text:p>
      <text:p text:style-name="P21"><text:span text:style-name="T14">§</text:span><text:span text:style-name="T5">  </text:span><text:span text:style-name="T12">BP </text:span>:       Bilans Personnels</text:p>
      <text:p text:style-name="P21"><text:span text:style-name="T14">§</text:span><text:span text:style-name="T5">  </text:span><text:span text:style-name="T12">ST </text:span>:        Soutenance       </text:p>
      <text:p text:style-name="P20">-<text:span text:style-name="T2">          </text:span><text:span text:style-name="T13">Identifiant du document : </text:span></text:p>
      <text:p text:style-name="P4">« XXX » le type de fichier</text:p>
      <text:p text:style-name="P23"><text:span text:style-name="T14">§</text:span><text:span text:style-name="T5">  </text:span>MOD pour « Modèle »</text:p>
      <text:p text:style-name="P23"><text:span text:style-name="T14">§</text:span><text:span text:style-name="T5">  </text:span>COM pour « Communication »</text:p>
      <text:p text:style-name="P23"><text:span text:style-name="T14">§</text:span><text:span text:style-name="T5">  </text:span>LIV pour « Livrable »</text:p>
      <text:p text:style-name="P23"><text:span text:style-name="T14">§</text:span><text:span text:style-name="T5">  </text:span>ANN pour « Annexe »</text:p>
      <text:p text:style-name="P23"><text:span text:style-name="T14">§</text:span><text:span text:style-name="T5">  </text:span>DRA pour « Draft »</text:p>
      <text:p text:style-name="P23"><text:span text:style-name="T14">§</text:span><text:span text:style-name="T5">  </text:span>FIC pour « Fiche ».</text:p>
      <text:p text:style-name="P4"><text:soft-page-break/>YYY le nom spécifique du fichier en suivant les règles suivantes</text:p>
      <text:p text:style-name="P23"><text:span text:style-name="T14">§</text:span><text:span text:style-name="T5">  </text:span> On n’utilise pas d’accents ;</text:p>
      <text:p text:style-name="P23"><text:span text:style-name="T14">§</text:span><text:span text:style-name="T5">  </text:span>Les mots sont séparés par le caractère « _ »</text:p>
      <text:p text:style-name="P23"><text:span text:style-name="T14">§</text:span><text:span text:style-name="T5">  </text:span>Les mots (sauf le premier, les noms propres et les abréviations) commencent par une m<text:span text:style-name="T27">ajuscule</text:span></text:p>
      <text:p text:style-name="P4">ZZZ l’auteur du fichier</text:p>
      <text:p text:style-name="Text_20_body">VVV l’extension du fichier</text:p>
      <text:p text:style-name="P28"/>
      <text:h text:style-name="P63" text:outline-level="2"><text:span text:style-name="T15">2.</text:span><text:span text:style-name="T31">4</text:span><text:span text:style-name="T15"> </text:span><text:span text:style-name="T16">Structuration </text:span><text:span text:style-name="T28">d'un document</text:span></text:h>
      <text:p text:style-name="P53">Outre l’identification du document, celui-ci doit également être structuré de façon homogène. Cette structuration commune est essentielle à une bonne lisibilité. Tous les documents doivent donc être structurés de la manière suivante (<text:span text:style-name="T12">les drafts n’obéissent pas à ces règles mais il est toutefois conseillé de garder une structuration</text:span>).</text:p>
      <text:p text:style-name="P43"><text:s/></text:p>
      <text:p text:style-name="P54">Page de garde (premier page):</text:p>
      <text:list xml:id="list1636037148" text:style-name="L3">
        <text:list-item>
          <text:p text:style-name="P58">Titre du document.</text:p>
        </text:list-item>
        <text:list-item>
          <text:p text:style-name="P58">Sous-titre ou courte description - objet du document pour décrire brièvement le document <text:span text:style-name="T12">(quelques lignes au maximum)</text:span>.</text:p>
        </text:list-item>
        <text:list-item>
          <text:p text:style-name="P58">Auteurs (nom, prénom)</text:p>
        </text:list-item>
        <text:list-item>
          <text:p text:style-name="P58">Maitrise d'œuvre: H4312</text:p>
        </text:list-item>
        <text:list-item>
          <text:p text:style-name="P58">Maitrise d'Ouvrage: GSTP (dans ce cas là)</text:p>
        </text:list-item>
        <text:list-item>
          <text:p text:style-name="P58">2 tableaux avec des informations sur l'état du document: </text:p>
          <text:list>
            <text:list-item>
              <text:list>
                <text:list-item>
                  <text:p text:style-name="P48">Référence du document.</text:p>
                </text:list-item>
                <text:list-item>
                  <text:p text:style-name="P48">Numéro de version (partie entière) pour les évolutions majeures et indice de révision (partie décimale)pour les évolutions mineures : <text:span text:style-name="T12">1.0</text:span>, <text:span text:style-name="T12">1.1</text:span>, etc.</text:p>
                </text:list-item>
                <text:list-item>
                  <text:p text:style-name="P48">Degré d’avancement du document: <text:span text:style-name="T12">Débuté,</text:span> <text:span text:style-name="T12">Avancé, Terminé</text:span>. Un document en perpétuelle modification (ex: glossaire) ne comporte pas ce champ.</text:p>
                </text:list-item>
                <text:list-item>
                  <text:p text:style-name="P48">Date de dernière mise à jour dans le format: <text:span text:style-name="T12">JJ/MM/AA</text:span>.</text:p>
                </text:list-item>
                <text:list-item>
                  <text:p text:style-name="P48">[Optionnel] Les documents devant être validés doivent porter la mention <text:span text:style-name="T12">A Valider</text:span>. Une fois fait, la mention est retirée pour être remplacée par un visa accompagné de la <text:span text:style-name="T29">date et du nom du responsable de la validation.</text:span></text:p>
                  <text:p text:style-name="P49"/>
                </text:list-item>
              </text:list>
            </text:list-item>
          </text:list>
        </text:list-item>
      </text:list>
      <text:p text:style-name="P50">La <text:s/>deuxième page est vide.</text:p>
      <text:p text:style-name="P50"/>
      <text:p text:style-name="P55">Sommaire (troisième page):</text:p>
      <text:p text:style-name="P53"><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53"/>
      <text:p text:style-name="P54">Table des révisions (quatrième page) [Optionnel] :</text:p>
      <text:p text:style-name="P53"><text:soft-page-break/><text:tab/>Elle reprend toutes les modifications du document. C’est donc un outil de suivi (historique). Si aucune révision n’a été faite, elle ne figure pas. Toutes les entrées doivent contenir les informations suivantes:</text:p>
      <text:list xml:id="list481074650" text:continue-numbering="true" text:style-name="L3">
        <text:list-item>
          <text:list>
            <text:list-item>
              <text:list>
                <text:list-item>
                  <text:p text:style-name="P48">Date de révision toujours dans le format <text:span text:style-name="T12">JJ/MM/AA</text:span>.</text:p>
                </text:list-item>
                <text:list-item>
                  <text:p text:style-name="P48">Auteur(s).</text:p>
                </text:list-item>
                <text:list-item>
                  <text:p text:style-name="P48">Numéro de version (ex: <text:span text:style-name="T12">1.0</text:span>).</text:p>
                </text:list-item>
                <text:list-item>
                  <text:p text:style-name="P48">Sujet de la modification <text:span text:style-name="T12">(1 ou 2 lignes)</text:span>..</text:p>
                  <text:p text:style-name="P48"/>
                </text:list-item>
              </text:list>
            </text:list-item>
          </text:list>
        </text:list-item>
      </text:list>
      <text:p text:style-name="P55">Pour chaque page:</text:p>
      <text:list xml:id="list1620671270" text:continue-numbering="true" text:style-name="L3">
        <text:list-item>
          <text:list>
            <text:list-item>
              <text:list>
                <text:list-item>
                  <text:p text:style-name="P48">Un en-tête est obligatoire: le nom de la Maitrise d'œuvre: <text:span text:style-name="T12">H4312 </text:span><text:span text:style-name="T30">et </text:span>le titre du document. <text:s/></text:p>
                </text:list-item>
                <text:list-item>
                  <text:p text:style-name="P48">Un pied-de-page: <text:s/>le nombre de page sur le nombre total de pages (ex: <text:s/><text:span text:style-name="T12">p. 3/15</text:span>).</text:p>
                </text:list-item>
                <text:list-item>
                  <text:p text:style-name="P48">Le texte contenu dans le document est justifié et une vérification orthographique est indispensable. La police utilisée sera «Arial»,  de taille 11. </text:p>
                </text:list-item>
              </text:list>
            </text:list-item>
          </text:list>
        </text:list-item>
      </text:list>
      <text:p text:style-name="P57"/>
      <text:p text:style-name="P56">Début du document: </text:p>
      <text:p text:style-name="P56"/>
      <text:p text:style-name="P57"><text:tab/>Il s’agit d’une introduction qui est commune à la plupart des documents. On présente le projet, le document en lui-même, les documents sur lesquels s’appuyer et une partie terminologie. La structure est la suivante:</text:p>
      <text:list xml:id="list2007135419" text:continue-numbering="true" text:style-name="L3">
        <text:list-item>
          <text:list>
            <text:list-item>
              <text:list>
                <text:list-item>
                  <text:p text:style-name="P48">Présentation du projet (cf. dossier d’initialisation) avec les deux paragraphes contexte et objectifs.</text:p>
                </text:list-item>
                <text:list-item>
                  <text:p text:style-name="P48"><text:span text:style-name="T2"><text:s/></text:span>Présentation du document </text:p>
                </text:list-item>
                <text:list-item>
                  <text:p text:style-name="P48">Liste des documents applicables et des documents de référence.<text:span text:style-name="T2"> </text:span></text:p>
                </text:list-item>
                <text:list-item>
                  <text:p text:style-name="P48">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51"/>
      <text:p text:style-name="P57">Exemple: <text:span text:style-name="T28">voir Annexe 1</text:span></text:p>
      <text:p text:style-name="P28"/>
      <text:h text:style-name="Heading_20_2" text:outline-level="2"><text:span text:style-name="T15">2.</text:span><text:span text:style-name="T31">5</text:span><text:span text:style-name="T15"> </text:span><text:span text:style-name="T16">Procédure de modification d'un document</text:span></text:h>
      <text:p text:style-name="P27"/>
      <text:p text:style-name="P28">Avant de modifier un document, il faut toujours penser à vérifier si la version que l'on a est à jour. Il faut donc mettre à jour son dépôt GIT.</text:p>
      <text:p text:style-name="P28">Une fois que l'on est à jour, on peut modifier le document.</text:p>
      <text:p text:style-name="P32"><text:span text:style-name="T15">Lorsque la modification est effectuée, il faut bien penser à le partager à nouveau sur GIT </text:span><text:span text:style-name="T17">et à indiquer dans les message de log les modifications effectuées.</text:span></text:p>
      <text:p text:style-name="P29"/>
      <text:p text:style-name="P29"/>
      <text:h text:style-name="Heading_20_1" text:outline-level="1"><text:span text:style-name="T23">3</text:span> Cycle de vie d'un document</text:h>
      <text:p text:style-name="P29"/>
      <text:h text:style-name="Heading_20_2" text:outline-level="2"><text:soft-page-break/>3.1 Production</text:h>
      <text:p text:style-name="P29"/>
      <text:p text:style-name="P30">Production d'un document :</text:p>
      <text:list xml:id="list1335621395" text:style-name="L1">
        <text:list-item>
          <text:list>
            <text:list-item>
              <text:p text:style-name="P41"><text:span text:style-name="T18">Création : </text:span><text:span text:style-name="T19">Répartition du travail au sein de l'équipe. </text:span><text:span text:style-name="T23">Chaque personne crée son propre fichier en suivant le formalisme détaillé ci-dessus (partie 2.2)</text:span></text:p>
            </text:list-item>
            <text:list-item>
              <text:p text:style-name="P41"><text:span text:style-name="T20">Modification : </text:span><text:span text:style-name="T19">Chaque personne modifie sa partie </text:span><text:span text:style-name="T28">comme décrit dans la « procédure de modification d'un document ».</text:span></text:p>
            </text:list-item>
            <text:list-item>
              <text:p text:style-name="P41"><text:span text:style-name="T21">Terminaison : Lorsque toutes les parties sont marquées comme étant finie, </text:span><text:span text:style-name="T22">on rentre dans la phase de validation</text:span></text:p>
            </text:list-item>
          </text:list>
        </text:list-item>
      </text:list>
      <text:p text:style-name="P29"/>
      <text:h text:style-name="Heading_20_2" text:outline-level="2">3.2 Vérification/Validation Interne et externe</text:h>
      <text:p text:style-name="P26"/>
      <text:p text:style-name="P37">Les documents seront rédigés par équipes. Idéalement ces équipes seront des binômes.</text:p>
      <text:p text:style-name="P33"><text:span text:style-name="T23">Une p</text:span>remière vérification <text:span text:style-name="T23">sera</text:span> effectuée par les membres de l'équipe : chaque membre fait une vérification sur le fond de la cohérence et de la justesse du contenu écrit par les autres membres.</text:p>
      <text:p text:style-name="P33"/>
      <text:p text:style-name="P34"><text:span text:style-name="T23">Puis une vérification est effectuée par le Responsable Qualité. Il veille à ce que la forme soit bien respectée et cherche à détecter les incohérences. </text:span><text:span text:style-name="T26">En cas de problème il prévient l'équipe au plus vite et règle le problème avec eux.</text:span></text:p>
      <text:p text:style-name="P38"/>
      <text:p text:style-name="P34"><text:span text:style-name="T23">Une fois qu'il l'a validé, </text:span><text:span text:style-name="T25">il génère le fichier pdf (à partir du odt final) puis</text:span><text:span text:style-name="T23"> envoi le document au chef de projet qui approuve la validation interne et le soumet à la validation externe par le biais de moodle.</text:span></text:p>
      <text:p text:style-name="P33"/>
      <text:p text:style-name="P31">Insert diagram vérification ( voir PAQ.doc )</text:p>
      <text:p text:style-name="P25"/>
      <text:h text:style-name="Heading_20_2" text:outline-level="2">3.3 Archivage</text:h>
      <text:p text:style-name="P25"/>
      <text:p text:style-name="P25">Les fonctions d'archivage sont effectuées grâce au système de gestion de version : GIT.</text:p>
      <text:p text:style-name="P36">Il ne sera gardé aucune copie papier des différents livrables.</text:p>
      <text:p text:style-name="P35"/>
      <text:p text:style-name="P35"/>
      <text:h text:style-name="P61" text:outline-level="1">4 <text:span text:style-name="T24">Outils et Méthodes</text:span></text:h>
      <text:p text:style-name="P44"/>
      <text:p text:style-name="P46"><text:span text:style-name="T7"><text:tab/>Pour la gestion de projet, nous allons utiliser Microsoft Project, du fait qu</text:span><text:span text:style-name="T8">'</text:span><text:span text:style-name="T7">il est le plus connu des logiciels de gestion de projet. Le fichier utilisé par MS Project sera accessible aussi par le répertoire Git.</text:span></text:p>
      <text:p text:style-name="P46"><text:span text:style-name="T9"><text:tab/></text:span><text:span text:style-name="T7">Au niveau de documentation, le logiciel OpenOffice sera utilisé, du a sa disponibilité sur les stations de travail de l'équipe et sa facilité d’utilisation.</text:span></text:p>
      <text:p text:style-name="P46"><text:span text:style-name="T9"><text:tab/></text:span><text:span text:style-name="T7">Les méthodes utilisés pour la modélisation sont MERISE et USDP, décrires avec plus de détails en [1] et [2]. Le logiciel de conception ARIS sera utilisé pour gérér ces deux formalismes.</text:span></text:p>
      <text:p text:style-name="P45">Du au besoin d’intégration de divers systèmes, on propose d’utiliser l’architecture SOA..</text:p>
      <text:h text:style-name="Heading_20_1" text:outline-level="1"><text:soft-page-break/><text:span text:style-name="T24">5</text:span> Préparation pour la livraison</text:h>
      <text:p text:style-name="P24">Avant la livraison le RQ doit vérifier la cohérence du livrable sur les critères suivants:</text:p>
      <text:list xml:id="list191315371" text:style-name="L2">
        <text:list-item>
          <text:p text:style-name="P47">noms des fichiers conformes les règles imposées en Gestion de la Documentation;</text:p>
        </text:list-item>
        <text:list-item>
          <text:p text:style-name="P47">style de formatage conforme le modèle crée;</text:p>
        </text:list-item>
        <text:list-item>
          <text:p text:style-name="P52">contenu du sommaire conforme l’attendu pour le livrable en question.</text:p>
        </text:list-item>
      </text:list>
      <text:p text:style-name="P8"/>
      <text:p text:style-name="P7"><text:tab/>Après tous les erreurs sont résolus, le RQ doit valider le document et lui transmettre au CdP.</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1" svg:font-family="Wingdings" style:font-charset="x-symbol"/>
    <style:font-face style:name="Arial1" svg:font-family="Arial"/>
    <style:font-face style:name="Lohit Hindi1" svg:font-family="'Lohit Hindi'"/>
    <style:font-face style:name="OpenSymbol" svg:font-family="OpenSymbol"/>
    <style:font-face style:name="Wingdings" svg:font-family="Wingdings"/>
    <style:font-face style:name="times new roman" svg:font-family="'times new roman', 'new york',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ly </meta:initial-creator>
    <meta:creation-date>2011-01-06T14:20:17</meta:creation-date>
    <meta:generator>OpenOffice.org/3.2$Unix OpenOffice.org_project/320m19$Build-9505</meta:generator>
    <dc:date>2011-01-06T18:08:52</dc:date>
    <dc:creator>Billy </dc:creator>
    <meta:editing-duration>PT01H25M49S</meta:editing-duration>
    <meta:editing-cycles>9</meta:editing-cycles>
    <meta:document-statistic meta:table-count="0" meta:image-count="0" meta:object-count="0" meta:page-count="9" meta:paragraph-count="137" meta:word-count="1926" meta:character-count="11996"/>
  </office:meta>
</office:document-meta>
</file>